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system" style:font-pitch="variable"/>
  </office:font-face-decls>
  <office:automatic-styles>
    <style:style style:name="P1" style:family="paragraph" style:parent-style-name="Heading_20_1">
      <style:text-properties style:font-name="Arial1" officeooo:paragraph-rsid="0000b55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1" fo:font-size="11pt" officeooo:paragraph-rsid="0000b55e" style:font-size-asian="11pt" style:font-size-complex="11pt"/>
    </style:style>
    <style:style style:name="P3" style:family="paragraph" style:parent-style-name="Title" style:master-page-name="Standard">
      <style:paragraph-properties style:page-number="1"/>
      <style:text-properties style:font-name="Arial1" officeooo:paragraph-rsid="0000b55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/>
      <style:text-properties fo:color="#000000" style:font-name="Arial1" fo:font-size="11pt" fo:font-weight="normal" officeooo:rsid="000f11f0" officeooo:paragraph-rsid="0000b55e" style:font-name-asian="Helvetica Neue" style:font-size-asian="11pt" style:font-weight-asian="normal" style:font-name-complex="Helvetica Neue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vice designer</text:p>
      <text:p text:style-name="P1">The projects</text:p>
      <text:p text:style-name="P2">This is a chance to work on services that matter, with people who value design and</text:p>
      <text:p text:style-name="P2">create work you’re proud to talk about.</text:p>
      <text:p text:style-name="P2"/>
      <text:p text:style-name="P2">As a service designer you’ll work in a multidisciplinary team, alongside researchers and developers, to deliver word-class, user-centred public services.</text:p>
      <text:p text:style-name="P1"><text:bookmark text:name="_dele2n6ibygh"/>The role</text:p>
      <text:p text:style-name="P2">As a service designer you will:</text:p>
      <text:p text:style-name="P2"/>
      <text:list xml:id="list8022473275066202373" text:style-name="WWNum1">
        <text:list-item>
          <text:p text:style-name="P4">Analyse failure within services and identify root causes for that failure</text:p>
        </text:list-item>
        <text:list-item>
          <text:p text:style-name="P4">Identify opportunities for cost reduction and improvement within an existing service</text:p>
        </text:list-item>
        <text:list-item>
          <text:p text:style-name="P4">Understand user needs and identify where separate interactions with government should act as one service that meet that need</text:p>
        </text:list-item>
        <text:list-item>
          <text:p text:style-name="P4">Arrange these separate interactions into rational user journeys within that service</text:p>
        </text:list-item>
        <text:list-item>
          <text:p text:style-name="P4">Look for commonalities in activities across services where products could be made</text:p>
        </text:list-item>
        <text:list-item>
          <text:p text:style-name="P4">Understand the existing supporting system of a service and design targeted improvements to that system to accommodate the new service - both digital and process based</text:p>
        </text:list-item>
        <text:list-item>
          <text:p text:style-name="P4">Create and rapidly iterate service prototypes</text:p>
        </text:list-item>
        <text:list-item>
          <text:p text:style-name="P4">Identify and design new cross government service patterns and standards</text:p>
        </text:list-item>
      </text:list>
      <text:p text:style-name="P1">Skills and experience</text:p>
      <text:p text:style-name="P2">The ideal candidate will:</text:p>
      <text:p text:style-name="P2"/>
      <text:list xml:id="list90630576528765" text:continue-numbering="true" text:style-name="WWNum1">
        <text:list-item>
          <text:p text:style-name="P4">Know how the internet works</text:p>
        </text:list-item>
        <text:list-item>
          <text:p text:style-name="P4">Have a design related degree, or relevant industry experience</text:p>
        </text:list-item>
        <text:list-item>
          <text:p text:style-name="P4">Be able to sketch and prototype on paper and in HTML</text:p>
        </text:list-item>
        <text:list-item>
          <text:p text:style-name="P4">Be able to work quickly in an agile environment</text:p>
        </text:list-item>
        <text:list-item>
          <text:p text:style-name="P4">Be able to explain ideas in a way that other people understand</text:p>
        </text:list-item>
        <text:list-item>
          <text:p text:style-name="P4">Welcome the constructive criticism of their work and be able to constructively review the work of others</text:p>
        </text:list-item>
        <text:list-item>
          <text:p text:style-name="P4">Know how to interpret user research</text:p>
        </text:list-item>
        <text:list-item>
          <text:p text:style-name="P4">Understand how form and function work together</text:p>
        </text:list-item>
        <text:list-item>
          <text:p text:style-name="P4">Know how to remove complexity from services</text:p>
        </text:list-item>
        <text:list-item>
          <text:p text:style-name="P4">Be able to write for user interfaces</text:p>
        </text:list-item>
        <text:list-item>
          <text:p text:style-name="P4">Explain design decisions and be able to represent a service at a service assessment</text:p>
        </text:list-item>
        <text:list-item>
          <text:p text:style-name="P4">Assess a service and give constructive feedback</text:p>
        </text:list-item>
        <text:list-item>
          <text:p text:style-name="P4">Put forward the case for design with a product manager</text:p>
        </text:list-item>
        <text:list-item>
          <text:p text:style-name="P4">Collaborate on designs with a developer</text:p>
        </text:list-item>
        <text:list-item>
          <text:p text:style-name="P4">Engage the whole multidisciplinary team with the design process</text:p>
        </text:list-item>
        <text:list-item>
          <text:p text:style-name="P4">Lead a workshop</text:p>
        </text:list-item>
        <text:list-item>
          <text:p text:style-name="P4">Work at pace</text:p>
        </text:list-item>
      </text:list>
      <text:p text:style-name="P1"><text:soft-page-break/>Civil Service Competencies</text:p>
      <text:p text:style-name="P2">In the Civil Service we use our <text:a xlink:type="simple" xlink:href="https://www.gov.uk/government/publications/civil-service-competency-framework" text:style-name="Internet_20_link" text:visited-style-name="Visited_20_Internet_20_Link">Competency Framework</text:a> to outline expected behaviours and we will use these as part of our wider assessment during the interview pro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1pt" style:text-underline-style="none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25in" fo:margin-left="0.5in"/>
        </style:list-level-properties>
        <style:text-properties style:font-name="Aria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2.75in" fo:margin-left="1in"/>
        </style:list-level-properties>
        <style:text-properties style:font-name="Aria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4.25in" fo:margin-left="1.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5in" fo:margin-left="2in"/>
        </style:list-level-properties>
        <style:text-properties style:font-name="Arial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7.25in" fo:margin-left="2.5in"/>
        </style:list-level-properties>
        <style:text-properties style:font-name="Arial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8.75in" fo:margin-left="3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10.25in" fo:margin-left="3.5in"/>
        </style:list-level-properties>
        <style:text-properties style:font-name="Arial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11.75in" fo:margin-left="4in"/>
        </style:list-level-properties>
        <style:text-properties style:font-name="Arial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2.9008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9:04:36.684063000</meta:creation-date>
    <dc:date>2016-12-16T09:06:30.301934000</dc:date>
    <meta:editing-duration>PT58S</meta:editing-duration>
    <meta:editing-cycles>2</meta:editing-cycles>
    <meta:generator>LibreOffice/5.2.3.3$MacOSX_X86_64 LibreOffice_project/d54a8868f08a7b39642414cf2c8ef2f228f780cf</meta:generator>
    <dc:subject>Generic job description</dc:subject>
    <dc:title>Service designer Job Description</dc:title>
    <meta:document-statistic meta:table-count="0" meta:image-count="0" meta:object-count="0" meta:page-count="2" meta:paragraph-count="36" meta:word-count="366" meta:character-count="2158" meta:non-whitespace-character-count="1853"/>
  </office:meta>
</office:document-meta>
</file>